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0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0.5pt" style:text-underline-style="none" fo:font-weight="bold" officeooo:rsid="0021646b" officeooo:paragraph-rsid="0021646b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97c2f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P22" style:family="paragraph" style:parent-style-name="Text_20_body">
      <style:text-properties style:font-name="Liberation Sans" fo:font-size="10.5pt" fo:font-weight="bold" officeooo:rsid="00297c2f" officeooo:paragraph-rsid="00297c2f" style:font-size-asian="10.5pt" style:font-weight-asian="bold" style:font-size-complex="10.5pt" style:font-weight-complex="bold"/>
    </style:style>
    <style:style style:name="P23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4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5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Liberation Sans" fo:font-size="10.5pt" fo:font-weight="normal" officeooo:rsid="0014072e" officeooo:paragraph-rsid="00297c2f" style:font-size-asian="10.5pt" style:font-weight-asian="normal" style:font-size-complex="10.5pt" style:font-weight-complex="normal"/>
    </style:style>
    <style:style style:name="P31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2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3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4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5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6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000000" loext:opacity="100%" style:font-name="Liberation Sans" fo:font-size="10.5pt" style:text-underline-style="none" fo:font-weight="bold" officeooo:rsid="001834c2" officeooo:paragraph-rsid="002b8d17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000000" loext:opacity="100%" style:font-name="Liberation Sans" fo:font-size="10.5pt" style:text-underline-style="none" fo:font-weight="bold" officeooo:rsid="002b8d17" officeooo:paragraph-rsid="002b8d17" style:font-size-asian="10.5pt" style:font-weight-asian="bold" style:font-size-complex="10.5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ans" fo:font-size="10.5pt" fo:letter-spacing="normal" fo:font-style="normal" style:text-underline-style="none" fo:font-weight="normal" officeooo:rsid="001834c2" officeooo:paragraph-rsid="002b8d17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rsid="00169630" officeooo:paragraph-rsid="001fcbd0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Liberation Sans1" fo:font-size="10.5pt" style:text-underline-style="none" fo:font-weight="bold" style:font-size-asian="10.5pt" style:font-weight-asian="bold" style:font-size-complex="10.5pt" style:font-weight-complex="bold"/>
    </style:style>
    <style:style style:name="P44" style:family="paragraph" style:parent-style-name="Standard">
      <style:text-properties style:font-name="Liberation Sans1" fo:font-size="10.5pt" style:text-underline-style="none" fo:font-weight="normal" officeooo:rsid="002f59a9" officeooo:paragraph-rsid="002f59a9" style:font-size-asian="10.5pt" style:font-weight-asian="normal" style:font-size-complex="10.5pt" style:font-weight-complex="normal"/>
    </style:style>
    <style:style style:name="P45" style:family="paragraph" style:parent-style-name="Standard">
      <style:text-properties officeooo:paragraph-rsid="002cfe7e"/>
    </style:style>
    <style:style style:name="P46" style:family="paragraph" style:parent-style-name="Standard">
      <style:text-properties fo:font-weight="bold" officeooo:rsid="002d61af" officeooo:paragraph-rsid="002d61af" style:font-weight-asian="bold" style:font-weight-complex="bold"/>
    </style:style>
    <style:style style:name="P47" style:family="paragraph" style:parent-style-name="Standard">
      <style:text-properties officeooo:rsid="002d61af" officeooo:paragraph-rsid="002d61af"/>
    </style:style>
    <style:style style:name="P48" style:family="paragraph" style:parent-style-name="Standard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style:font-name="Liberation Sans1" fo:font-size="10.5pt" style:text-underline-style="none" fo:font-weight="bold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Liberation Sans1" fo:font-size="10.5pt" style:text-underline-style="none" fo:font-weight="bold" officeooo:rsid="002cfe7e" officeooo:paragraph-rsid="002cfe7e" style:font-size-asian="10.5pt" style:font-weight-asian="bold" style:font-size-complex="10.5pt" style:font-weight-complex="bold"/>
    </style:style>
    <style:style style:name="P51" style:family="paragraph" style:parent-style-name="Standard">
      <style:text-properties style:font-name="Liberation Sans1" fo:font-size="10.5pt" style:text-underline-style="none" fo:font-weight="bold" officeooo:rsid="002f59a9" officeooo:paragraph-rsid="002d61af" style:font-size-asian="10.5pt" style:font-weight-asian="bold" style:font-size-complex="10.5pt" style:font-weight-complex="bold"/>
    </style:style>
    <style:style style:name="P52" style:family="paragraph" style:parent-style-name="Standard">
      <style:text-properties style:font-name="Liberation Sans1" fo:font-size="10.5pt" style:text-underline-style="none" fo:font-weight="normal" officeooo:rsid="002f59a9" officeooo:paragraph-rsid="002f59a9" style:font-size-asian="10.5pt" style:font-weight-asian="normal" style:font-size-complex="10.5pt" style:font-weight-complex="normal"/>
    </style:style>
    <style:style style:name="P53" style:family="paragraph" style:parent-style-name="Standard">
      <style:text-properties style:font-name="Liberation Sans1" fo:font-size="10.5pt" style:text-underline-style="none" fo:font-weight="normal" style:font-size-asian="10.5pt" style:font-weight-asian="normal" style:font-size-complex="10.5pt" style:font-weight-complex="normal"/>
    </style:style>
    <style:style style:name="P54" style:family="paragraph" style:parent-style-name="Standard">
      <style:text-properties style:font-name="Liberation Sans1" fo:font-size="10.5pt" style:text-underline-style="none" fo:font-weight="normal" officeooo:rsid="002cfe7e" officeooo:paragraph-rsid="002cfe7e" style:font-size-asian="10.5pt" style:font-weight-asian="normal" style:font-size-complex="10.5pt" style:font-weight-complex="normal"/>
    </style:style>
    <style:style style:name="P55" style:family="paragraph" style:parent-style-name="Standard">
      <style:text-properties style:font-name="Liberation Sans1" fo:font-size="10.5pt" style:text-underline-style="none" fo:font-weight="normal" officeooo:rsid="002cfe7e" style:font-size-asian="10.5pt" style:font-weight-asian="normal" style:font-size-complex="10.5pt" style:font-weight-complex="normal"/>
    </style:style>
    <style:style style:name="P56" style:family="paragraph" style:parent-style-name="Standard">
      <style:text-properties style:font-name="Liberation Sans1" fo:font-size="10.5pt" style:text-underline-style="none" fo:font-weight="normal" officeooo:rsid="002cfe7e" officeooo:paragraph-rsid="002f7807" style:font-size-asian="10.5pt" style:font-weight-asian="normal" style:font-size-complex="10.5pt" style:font-weight-complex="normal"/>
    </style:style>
    <style:style style:name="P57" style:family="paragraph" style:parent-style-name="Standard">
      <style:text-properties style:font-name="Liberation Sans1" fo:font-size="10.5pt" style:text-underline-style="none" fo:font-weight="normal" officeooo:rsid="002d61af" officeooo:paragraph-rsid="002d61af" style:font-size-asian="10.5pt" style:font-weight-asian="normal" style:font-size-complex="10.5pt" style:font-weight-complex="normal"/>
    </style:style>
    <style:style style:name="P58" style:family="paragraph" style:parent-style-name="Standard">
      <style:text-properties style:font-name="Liberation Sans1" fo:font-size="10.5pt" style:text-underline-style="none" fo:font-weight="normal" officeooo:rsid="00169630" officeooo:paragraph-rsid="001fcbd0" style:font-size-asian="10.5pt" style:font-weight-asian="normal" style:font-size-complex="10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bold" officeooo:rsid="00297c2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146b" style:font-weight-asian="normal" style:font-weight-complex="normal"/>
    </style:style>
    <style:style style:name="T18" style:family="text">
      <style:text-properties fo:font-weight="normal" officeooo:rsid="0014072e" style:font-weight-asian="normal" style:font-weight-complex="normal"/>
    </style:style>
    <style:style style:name="T19" style:family="text">
      <style:text-properties fo:font-weight="normal" officeooo:rsid="00150276" style:font-weight-asian="normal" style:font-weight-complex="normal"/>
    </style:style>
    <style:style style:name="T20" style:family="text">
      <style:text-properties fo:font-weight="normal" officeooo:rsid="001c107d" style:font-weight-asian="normal" style:font-weight-complex="normal"/>
    </style:style>
    <style:style style:name="T21" style:family="text">
      <style:text-properties fo:font-weight="normal" officeooo:rsid="0022123a" style:font-weight-asian="normal" style:font-weight-complex="normal"/>
    </style:style>
    <style:style style:name="T22" style:family="text">
      <style:text-properties fo:font-weight="normal" officeooo:rsid="001a60fa" style:font-weight-asian="normal" style:font-weight-complex="normal"/>
    </style:style>
    <style:style style:name="T23" style:family="text">
      <style:text-properties fo:font-weight="normal" officeooo:rsid="00297c2f" style:font-weight-asian="normal" style:font-weight-complex="normal"/>
    </style:style>
    <style:style style:name="T24" style:family="text">
      <style:text-properties fo:font-weight="normal" officeooo:rsid="002b544b" style:font-weight-asian="normal" style:font-weight-complex="normal"/>
    </style:style>
    <style:style style:name="T25" style:family="text">
      <style:text-properties officeooo:rsid="001f146b"/>
    </style:style>
    <style:style style:name="T26" style:family="text">
      <style:text-properties officeooo:rsid="0014072e"/>
    </style:style>
    <style:style style:name="T27" style:family="text">
      <style:text-properties officeooo:rsid="00150276"/>
    </style:style>
    <style:style style:name="T28" style:family="text">
      <style:text-properties officeooo:rsid="001c107d"/>
    </style:style>
    <style:style style:name="T29" style:family="text">
      <style:text-properties officeooo:rsid="0022123a"/>
    </style:style>
    <style:style style:name="T30" style:family="text">
      <style:text-properties officeooo:rsid="0022d65f"/>
    </style:style>
    <style:style style:name="T31" style:family="text">
      <style:text-properties officeooo:rsid="002487f8"/>
    </style:style>
    <style:style style:name="T32" style:family="text">
      <style:text-properties officeooo:rsid="00271663"/>
    </style:style>
    <style:style style:name="T33" style:family="text">
      <style:text-properties officeooo:rsid="00297c2f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b8d17" style:font-weight-asian="normal" style:font-weight-complex="normal"/>
    </style:style>
    <style:style style:name="T37" style:family="text">
      <style:text-properties fo:font-variant="normal" fo:text-transform="none" fo:letter-spacing="normal" fo:font-style="normal" officeooo:rsid="002b8d17"/>
    </style:style>
    <style:style style:name="T38" style:family="text">
      <style:text-properties style:font-name="Liberation Sans1" fo:font-size="10.5pt" style:text-underline-style="none" fo:font-weight="bold" style:font-size-asian="10.5pt" style:font-weight-asian="bold" style:font-size-complex="10.5pt" style:font-weight-complex="bold"/>
    </style:style>
    <style:style style:name="T39" style:family="text">
      <style:text-properties style:font-name="Liberation Sans1" fo:font-size="10.5pt" style:text-underline-style="none" fo:font-weight="bold" officeooo:rsid="002cfe7e" style:font-size-asian="10.5pt" style:font-weight-asian="bold" style:font-size-complex="10.5pt" style:font-weight-complex="bold"/>
    </style:style>
    <style:style style:name="T40" style:family="text">
      <style:text-properties style:font-name="Liberation Sans1" fo:font-size="10.5pt" style:text-underline-style="none" fo:font-weight="bold" officeooo:rsid="002f59a9" style:font-size-asian="10.5pt" style:font-weight-asian="bold" style:font-size-complex="10.5pt" style:font-weight-complex="bold"/>
    </style:style>
    <style:style style:name="T41" style:family="text">
      <style:text-properties style:font-name="Liberation Sans1" fo:font-size="10.5pt" style:text-underline-style="none" fo:font-weight="bold" officeooo:rsid="002f7807" style:font-size-asian="10.5pt" style:font-weight-asian="bold" style:font-size-complex="10.5pt" style:font-weight-complex="bold"/>
    </style:style>
    <style:style style:name="T42" style:family="text">
      <style:text-properties style:font-name="Liberation Sans1" fo:font-size="10.5pt" style:text-underline-style="none" fo:font-weight="normal" style:font-size-asian="10.5pt" style:font-weight-asian="normal" style:font-size-complex="10.5pt" style:font-weight-complex="normal"/>
    </style:style>
    <style:style style:name="T43" style:family="text">
      <style:text-properties style:font-name="Liberation Sans1" fo:font-size="10.5pt" style:text-underline-style="none" fo:font-weight="normal" officeooo:rsid="002cfe7e" style:font-size-asian="10.5pt" style:font-weight-asian="normal" style:font-size-complex="10.5pt" style:font-weight-complex="normal"/>
    </style:style>
    <style:style style:name="T44" style:family="text">
      <style:text-properties style:font-name="Liberation Sans1" fo:font-size="10.5pt" style:text-underline-style="none" fo:font-weight="normal" officeooo:rsid="002d61af" style:font-size-asian="10.5pt" style:font-weight-asian="normal" style:font-size-complex="10.5pt" style:font-weight-complex="normal"/>
    </style:style>
    <style:style style:name="T45" style:family="text">
      <style:text-properties style:font-name="Liberation Sans1" fo:font-size="10.5pt" style:text-underline-style="none" fo:font-weight="normal" officeooo:rsid="002f59a9" style:font-size-asian="10.5pt" style:font-weight-asian="normal" style:font-size-complex="10.5pt" style:font-weight-complex="normal"/>
    </style:style>
    <style:style style:name="T46" style:family="text">
      <style:text-properties style:font-name="Liberation Sans1" fo:font-size="10.5pt" style:text-underline-style="none" fo:font-weight="normal" officeooo:rsid="002f7807" style:font-size-asian="10.5pt" style:font-weight-asian="normal" style:font-size-complex="10.5pt" style:font-weight-complex="normal"/>
    </style:style>
    <style:style style:name="T47" style:family="text">
      <style:text-properties style:font-name="Liberation Sans1" fo:font-size="10.5pt" style:text-underline-style="none" style:font-size-asian="10.5pt" style:font-size-complex="10.5pt"/>
    </style:style>
    <style:style style:name="T48" style:family="text">
      <style:text-properties style:font-name="Liberation Sans1" fo:font-size="10.5pt" style:text-underline-style="none" officeooo:rsid="002f59a9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11">Variables :</text:p>
      <text:p text:style-name="P33">malle_harry, <text:span text:style-name="T33">fournitures</text:span> : <text:span text:style-name="T30">liste de dictionnaires</text:span></text:p>
      <text:p text:style-name="P34">poids_max : entier</text:p>
      <text:p text:style-name="P23"/>
      <text:p text:style-name="P13"><text:span text:style-name="T33">FONCTION</text:span> <text:span text:style-name="T17">rangement_au_pif</text:span><text:span text:style-name="T16"> <text:s/>(fournitures, </text:span><text:span text:style-name="T23">poids_max</text:span><text:span text:style-name="T16">) :</text:span></text:p>
      <text:p text:style-name="P14"><text:span text:style-name="T16"><text:tab/></text:span><text:span text:style-name="T18">malle_harry</text:span><text:span text:style-name="T16"> </text:span><text:span text:style-name="T21">=</text:span><text:span text:style-name="T16"> []</text:span></text:p>
      <text:p text:style-name="P13"><text:span text:style-name="T16"><text:tab/></text:span><text:span text:style-name="T26">POUR </text:span><text:span text:style-name="T18"><text:s/>élément </text:span><text:span text:style-name="T26">DANS </text:span><text:span text:style-name="T18">fournitures : </text:span></text:p>
      <text:p text:style-name="P13"><text:span text:style-name="T18"><text:tab/><text:tab/></text:span><text:span text:style-name="T26">SI </text:span><text:span text:style-name="T18">élément[‘Poids’] <text:s/>≤</text:span><text:span text:style-name="T24"> </text:span><text:span text:style-name="T18">poids_max :</text:span></text:p>
      <text:p text:style-name="P13"><text:span text:style-name="T18"><text:tab/><text:tab/><text:tab/></text:span><text:span text:style-name="T17">ajouter</text:span><text:span text:style-name="T26"> </text:span><text:span text:style-name="T18">éléments </text:span><text:span text:style-name="T17">à</text:span><text:span text:style-name="T26"> </text:span><text:span text:style-name="T18">malle_harry</text:span></text:p>
      <text:p text:style-name="P15"><text:span text:style-name="T18"><text:tab/><text:tab/><text:tab/></text:span><text:span text:style-name="T19">poids_max </text:span><text:span text:style-name="T22">←</text:span><text:span text:style-name="T19"> poids_max -</text:span><text:span text:style-name="T22"> </text:span><text:span text:style-name="T19">(élément[‘Poids’])</text:span></text:p>
      <text:p text:style-name="P25"><text:tab/><text:tab/><text:span text:style-name="T15">FIN SI</text:span></text:p>
      <text:p text:style-name="P30"><text:tab/><text:span text:style-name="T15">FIN POUR</text:span><text:tab/></text:p>
      <text:p text:style-name="P16"><text:span text:style-name="T27"><text:tab/>RENVOYER</text:span><text:span text:style-name="T19"> malle_harry</text:span></text:p>
      <text:p text:style-name="P22">FIN FONCTION</text:p>
      <text:p text:style-name="P3">Poids maximal :</text:p>
      <text:p text:style-name="P38"><text:span text:style-name="T34">VARIABLES </text:span><text:span text:style-name="T35">:</text:span></text:p>
      <text:p text:style-name="P40">fournitures : liste de dictionnaires </text:p>
      <text:p text:style-name="P38"><text:span text:style-name="T36">e</text:span><text:span text:style-name="T35">lement : dictionnaire</text:span></text:p>
      <text:p text:style-name="P40">i, somme_poids, poids_max, : entiers </text:p>
      <text:p text:style-name="P40">liste_poids, malle_max : listes </text:p>
      <text:p text:style-name="P38"><text:span text:style-name="T34">FONCTION</text:span><text:span text:style-name="T35"> remplissage_max(fournitures, poids_max) :</text:span></text:p>
      <text:p text:style-name="P38"><text:span text:style-name="T35"><text:tab/></text:span><text:span text:style-name="T34">POUR</text:span><text:span text:style-name="T35"> element </text:span><text:span text:style-name="T34">DANS</text:span><text:span text:style-name="T35"> fournitures : </text:span></text:p>
      <text:p text:style-name="P40"><text:tab/><text:tab/>ajouter element[‘Poids’] à fournitures </text:p>
      <text:p text:style-name="P38"><text:span text:style-name="T35"><text:tab/></text:span><text:span text:style-name="T34">FIN</text:span><text:span text:style-name="T35"> </text:span><text:span text:style-name="T34">POUR</text:span><text:span text:style-name="T35"> </text:span></text:p>
      <text:p text:style-name="P38"><text:span text:style-name="T35"><text:tab/></text:span><text:span text:style-name="T34">POUR</text:span><text:span text:style-name="T35"> i </text:span><text:span text:style-name="T37">DE</text:span><text:span text:style-name="T35"> 0 </text:span><text:span text:style-name="T37">À</text:span><text:span text:style-name="T35"> taille(poids_liste) - 1: </text:span></text:p>
      <text:p text:style-name="P38"><text:span text:style-name="T35"><text:tab/><text:tab/></text:span><text:span text:style-name="T34">TANT QUE</text:span><text:span text:style-name="T35"> poids_liste[i] &lt; poids_liste[i – 1] </text:span><text:span text:style-name="T34">ET</text:span><text:span text:style-name="T35"> i &gt; à 0 : </text:span></text:p>
      <text:p text:style-name="P40"><text:tab/><text:tab/><text:tab/>échanger poids_liste[i] et poids_liste[i – 1] </text:p>
      <text:p text:style-name="P40"><text:tab/><text:tab/><text:tab/>i ← i - 1 </text:p>
      <text:p text:style-name="P38"><text:span text:style-name="T35"><text:tab/><text:tab/></text:span><text:span text:style-name="T34">FIN TANT QUE</text:span><text:span text:style-name="T35"> </text:span></text:p>
      <text:p text:style-name="P38"><text:span text:style-name="T35"><text:tab/></text:span><text:span text:style-name="T34">FIN POUR </text:span></text:p>
      <text:p text:style-name="P38"><text:span text:style-name="T35"><text:tab/></text:span><text:span text:style-name="T34">POUR</text:span><text:span text:style-name="T35"> i </text:span><text:span text:style-name="T34">DANS</text:span><text:span text:style-name="T35"> poids_liste inversée :</text:span></text:p>
      <text:p text:style-name="P38"><text:span text:style-name="T35"><text:tab/><text:tab/></text:span><text:span text:style-name="T34">SI</text:span><text:span text:style-name="T35"> somme_poids + i &lt; poids_max :</text:span></text:p>
      <text:p text:style-name="P40"><text:tab/><text:tab/><text:tab/>somme_poids ← somme_poids + i </text:p>
      <text:p text:style-name="P40"><text:tab/><text:tab/><text:tab/>ajouter i à liste_poids </text:p>
      <text:p text:style-name="P38"><text:span text:style-name="T35"><text:tab/><text:tab/></text:span><text:span text:style-name="T34">FIN SI </text:span></text:p>
      <text:p text:style-name="P38"><text:span text:style-name="T35"><text:tab/></text:span><text:span text:style-name="T34">FIN POUR</text:span><text:span text:style-name="T35"> </text:span></text:p>
      <text:p text:style-name="P38"><text:span text:style-name="T35"><text:tab/></text:span><text:span text:style-name="T34">POUR</text:span><text:span text:style-name="T35"> element </text:span><text:span text:style-name="T37">DANS</text:span><text:span text:style-name="T35"> fournitures : </text:span></text:p>
      <text:p text:style-name="P38"><text:span text:style-name="T35"><text:tab/><text:tab/></text:span><text:span text:style-name="T34">POUR</text:span><text:span text:style-name="T35"> poids </text:span><text:span text:style-name="T34">DANS</text:span><text:span text:style-name="T35"> liste_poids :</text:span></text:p>
      <text:p text:style-name="P38"><text:span text:style-name="T35"><text:tab/><text:tab/><text:tab/></text:span><text:span text:style-name="T34">SI</text:span><text:span text:style-name="T35"> poids est égal à element[‘Poids’] : </text:span></text:p>
      <text:p text:style-name="P40"><text:tab/><text:tab/><text:tab/><text:tab/>ajouter element à malle_max </text:p>
      <text:p text:style-name="P38"><text:span text:style-name="T35"><text:tab/><text:tab/><text:tab/></text:span><text:span text:style-name="T34">FIN</text:span><text:span text:style-name="T35"> </text:span><text:span text:style-name="T34">SI</text:span><text:span text:style-name="T35"> </text:span></text:p>
      <text:p text:style-name="P38"><text:span text:style-name="T35"><text:tab/><text:tab/></text:span><text:span text:style-name="T34">FIN</text:span><text:span text:style-name="T35"> </text:span><text:span text:style-name="T34">POUR</text:span><text:span text:style-name="T35"> </text:span></text:p>
      <text:p text:style-name="P38"><text:span text:style-name="T35"><text:tab/></text:span><text:span text:style-name="T34">FIN</text:span><text:span text:style-name="T35"> </text:span><text:span text:style-name="T34">POUR</text:span><text:span text:style-name="T35"> </text:span></text:p>
      <text:p text:style-name="P38"><text:span text:style-name="T35"><text:tab/></text:span><text:span text:style-name="T36">Renvoyer</text:span><text:span text:style-name="T35"> malle_max</text:span><text:span text:style-name="T16"> </text:span></text:p>
      <text:p text:style-name="P39">FIN<text:span text:style-name="T16"> </text:span>FONCTION</text:p>
      <text:p text:style-name="P8"/>
      <text:p text:style-name="P8"><text:soft-page-break/></text:p>
      <text:p text:style-name="P4">Mana maximal :</text:p>
      <text:p text:style-name="P31"/>
      <text:p text:style-name="P35">liste_objet, max mana, temp <text:s/> : liste de dictionnaires</text:p>
      <text:p text:style-name="P35">indice, <text:span text:style-name="T31">i</text:span> : entier</text:p>
      <text:p text:style-name="P32">poids_max : entier</text:p>
      <text:p text:style-name="P17"><text:span text:style-name="T32">FONCTION</text:span> <text:span text:style-name="T16">max_mana (liste_fournitures, poids_max) :</text:span></text:p>
      <text:p text:style-name="P27"><text:tab/>liste_objet <text:span text:style-name="T29">=</text:span> []</text:p>
      <text:p text:style-name="P17"><text:span text:style-name="T16"><text:tab/></text:span>Pour<text:span text:style-name="T16"> i </text:span><text:span text:style-name="T25">DE </text:span><text:span text:style-name="T17">0 </text:span><text:span text:style-name="T25">À </text:span><text:span text:style-name="T17">taille(liste_fournitures) - 1</text:span><text:span text:style-name="T16"> :</text:span></text:p>
      <text:p text:style-name="P17"><text:span text:style-name="T16"><text:tab/><text:tab/>temp ← </text:span><text:span text:style-name="T17">liste_fournitures[i]</text:span></text:p>
      <text:p text:style-name="P26"><text:tab/><text:tab/>indice ← i -1 </text:p>
      <text:p text:style-name="P17"><text:span text:style-name="T16"><text:tab/><text:tab/></text:span>TANT QUE <text:span text:style-name="T17">t</text:span><text:span text:style-name="T16">emp[‘Mana’] &gt; </text:span><text:span text:style-name="T20">fournitures[indice][‘Mana’] </text:span><text:span text:style-name="T28">ET</text:span><text:span text:style-name="T20"> indice ≥</text:span><text:span text:style-name="T24"> </text:span><text:span text:style-name="T20">0 :</text:span></text:p>
      <text:p text:style-name="P28"><text:tab/><text:tab/><text:tab/>fournitures [indice + 1] ← fournitures[indice]</text:p>
      <text:p text:style-name="P28"><text:tab/><text:tab/><text:tab/>indice ← indice – 1</text:p>
      <text:p text:style-name="P28"><text:tab/><text:tab/><text:tab/>fournitures[indice + 1] ← temp</text:p>
      <text:p text:style-name="P28"><text:tab/><text:tab/><text:span text:style-name="T14">FIN TANT QUE</text:span></text:p>
      <text:p text:style-name="P19"><text:tab/>FIN POUR</text:p>
      <text:p text:style-name="P28"><text:tab/></text:p>
      <text:p text:style-name="P17"><text:span text:style-name="T20"><text:tab/></text:span><text:span text:style-name="T28">POUR </text:span><text:span text:style-name="T20">élément </text:span><text:span text:style-name="T28">DANS </text:span><text:span text:style-name="T20">fournitures : </text:span></text:p>
      <text:p text:style-name="P17"><text:span text:style-name="T20"><text:tab/><text:tab/></text:span><text:span text:style-name="T28">SI </text:span><text:span text:style-name="T20">élément[‘Poids’] &lt; poids_max :</text:span></text:p>
      <text:p text:style-name="P17"><text:span text:style-name="T20"><text:tab/><text:tab/><text:tab/></text:span><text:span text:style-name="T24">ajouter</text:span><text:span text:style-name="T28"> </text:span><text:span text:style-name="T17">élément</text:span><text:span text:style-name="T25"> </text:span><text:span text:style-name="T24">à</text:span><text:span text:style-name="T28"> </text:span><text:span text:style-name="T20">liste_objet</text:span></text:p>
      <text:p text:style-name="P29"><text:tab/><text:tab/><text:tab/>poids_max ← <text:span text:style-name="T25">poids_max –</text:span> élément[‘Poids’]</text:p>
      <text:p text:style-name="P29"><text:tab/><text:tab/><text:span text:style-name="T14">FIN SI</text:span></text:p>
      <text:p text:style-name="P20"><text:tab/>FIN POUR</text:p>
      <text:p text:style-name="P18"><text:span text:style-name="T20"><text:tab/></text:span><text:span text:style-name="T28">RENVOYER</text:span><text:span text:style-name="T20"> liste_objet</text:span></text:p>
      <text:p text:style-name="P21">FIN FONC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Force brute :</text:p>
      <text:p text:style-name="P1"/>
      <text:p text:style-name="P5"><text:span text:style-name="T1">VARIABLES </text:span><text:span text:style-name="T2">:</text:span></text:p>
      <text:p text:style-name="P6"/>
      <text:p text:style-name="P6">liste_combinaisons : liste de liste de dictionnaires</text:p>
      <text:p text:style-name="P5"><text:span text:style-name="T2">liste, combinaison, </text:span><text:span text:style-name="T3">éléments, éléments_meilleur_poids</text:span><text:span text:style-name="T2"> : liste de dictionnaires</text:span></text:p>
      <text:p text:style-name="P7">éléments : dictionnaire</text:p>
      <text:p text:style-name="P6">liste_nombres_binaires : liste de chaînes de caractères</text:p>
      <text:p text:style-name="P5"><text:span text:style-name="T2">i, n, taille_nombre_binaire, </text:span><text:span text:style-name="T3">mana_max, poids_max</text:span><text:span text:style-name="T2">, poids, mana : entiers</text:span></text:p>
      <text:p text:style-name="P5"><text:span text:style-name="T3">caractère_binaire</text:span><text:span text:style-name="T2"> : chaîne de caractères</text:span></text:p>
      <text:p text:style-name="P12"><text:span text:style-name="T1">DÉBUT </text:span><text:span text:style-name="T2">:</text:span></text:p>
      <text:p text:style-name="P6"/>
      <text:p text:style-name="P24"><text:span text:style-name="T12">F</text:span><text:span text:style-name="T13">ONCTION </text:span><text:span text:style-name="T11">rangement_force_brute(liste, poids_max) :</text:span></text:p>
      <text:p text:style-name="P24"><text:tab/><text:span text:style-name="T4">n ← taille(liste)</text:span></text:p>
      <text:p text:style-name="P6"><text:tab/>liste_nombres_binaires ← [ ]</text:p>
      <text:p text:style-name="P5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6"><text:tab/><text:tab/>nombre_binaire ← binaire(i)[2:]</text:p>
      <text:p text:style-name="P36"><text:tab/><text:tab/>nombre_binaire ← (n – taille(nombre_binaire)) * ‘0’ + nombre_binaire</text:p>
      <text:p text:style-name="P5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5"><text:span text:style-name="T7"><text:tab/></text:span><text:span text:style-name="T6">FIN</text:span><text:span text:style-name="T7"> </text:span><text:span text:style-name="T6">POUR</text:span></text:p>
      <text:p text:style-name="P36"><text:tab/>liste_de_combinaisons ← [ ]</text:p>
      <text:p text:style-name="P5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7"><text:tab/><text:tab/>combinaison ← [ ]</text:p>
      <text:p text:style-name="P5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5"><text:span text:style-name="T8"><text:tab/><text:tab/><text:tab/></text:span><text:span text:style-name="T10">SI</text:span><text:span text:style-name="T8"> caractère_binaire[i] = ‘1’ :</text:span></text:p>
      <text:p text:style-name="P24"><text:tab/><text:tab/><text:tab/><text:tab/><text:span text:style-name="T25">ajouter</text:span> liste[i]<text:span text:style-name="T16"> </text:span><text:span text:style-name="T17">à </text:span><text:span text:style-name="T11">combinaison</text:span></text:p>
      <text:p text:style-name="P24"><text:tab/><text:tab/><text:tab/><text:span text:style-name="T12">FIN</text:span><text:span text:style-name="T11"> </text:span><text:span text:style-name="T12">SI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4"><text:tab/><text:span text:style-name="T12">FIN</text:span><text:span text:style-name="T11"> </text:span><text:span text:style-name="T12">POUR</text:span></text:p>
      <text:p text:style-name="P24"><text:tab/><text:span text:style-name="T11">mana_max ← 0</text:span></text:p>
      <text:p text:style-name="P24"><text:tab/><text:span text:style-name="T12">POUR</text:span><text:span text:style-name="T11"> éléments </text:span><text:span text:style-name="T12">DANS</text:span><text:span text:style-name="T11"> liste_combinaisons :</text:span></text:p>
      <text:p text:style-name="P24"><text:tab/><text:tab/><text:span text:style-name="T11">poids ← 0</text:span></text:p>
      <text:p text:style-name="P24"><text:tab/><text:tab/><text:span text:style-name="T11">mana ← 0</text:span></text:p>
      <text:p text:style-name="P24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4"><text:tab/><text:tab/><text:tab/><text:span text:style-name="T11">poids ← poids + élément[‘Poids’]</text:span></text:p>
      <text:p text:style-name="P24"><text:tab/><text:tab/><text:tab/><text:span text:style-name="T11">mana ← mana + élément[‘Mana’]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4"><text:tab/><text:tab/><text:tab/><text:span text:style-name="T11">éléments_meilleur_poids ← éléments</text:span></text:p>
      <text:p text:style-name="P24"><text:tab/><text:tab/><text:tab/><text:span text:style-name="T11">mana_max ← mana</text:span></text:p>
      <text:p text:style-name="P24"><text:tab/><text:tab/><text:span text:style-name="T12">FIN</text:span><text:span text:style-name="T11"> </text:span><text:span text:style-name="T12">SI</text:span></text:p>
      <text:p text:style-name="P24"><text:tab/><text:span text:style-name="T12">FIN POUR</text:span></text:p>
      <text:p text:style-name="P10">FIN_FONCTION</text:p>
      <text:p text:style-name="P42"><text:soft-page-break/></text:p>
      <text:p text:style-name="P41">Ratio Mana/Poids :</text:p>
      <text:p text:style-name="P41"/>
      <text:p text:style-name="P43">VARIABLES :</text:p>
      <text:p text:style-name="P44">element, elt, elt2 : dictionnaires</text:p>
      <text:p text:style-name="P44">max_ratio, mana, poids, poids_max : entiers</text:p>
      <text:p text:style-name="P44">best_ratio_list, fournitures : liste de dictionnaires</text:p>
      <text:p text:style-name="P43"/>
      <text:p text:style-name="Standard"><text:span text:style-name="T38">FONCTION </text:span><text:span text:style-name="T42">ratio_mana(fournitures, poids_max) :</text:span></text:p>
      <text:p text:style-name="P53"><text:tab/></text:p>
      <text:p text:style-name="Standard"><text:span text:style-name="T42"><text:tab/></text:span><text:span text:style-name="T38">POUR</text:span><text:span text:style-name="T42"> element </text:span><text:span text:style-name="T38">DANS</text:span><text:span text:style-name="T42"> fournitures :</text:span></text:p>
      <text:p text:style-name="P53"><text:tab/><text:tab/>element[‘Ratio’] = element[‘Mana’] / element[‘Poids’]</text:p>
      <text:p text:style-name="Standard"><text:span text:style-name="T42"><text:tab/></text:span><text:span text:style-name="T39">FIN POUR</text:span></text:p>
      <text:p text:style-name="P53"><text:tab/></text:p>
      <text:p text:style-name="Standard"><text:span text:style-name="T42"><text:tab/></text:span><text:span text:style-name="T38">POUR</text:span><text:span text:style-name="T42"> i </text:span><text:span text:style-name="T38">DANS</text:span><text:span text:style-name="T42"> taille(fournitures) :</text:span></text:p>
      <text:p text:style-name="Standard"><text:span text:style-name="T42"><text:tab/><text:tab/>indice_du_mini ← </text:span><text:span text:style-name="T43">i</text:span></text:p>
      <text:p text:style-name="Standard"><text:span text:style-name="T43"><text:tab/><text:tab/></text:span><text:span text:style-name="T39">POUR</text:span><text:span text:style-name="T43"> j </text:span><text:span text:style-name="T39">DE</text:span><text:span text:style-name="T43"> i </text:span><text:span text:style-name="T41">À</text:span><text:span text:style-name="T43"> taille(fournitures) – 1 :</text:span></text:p>
      <text:p text:style-name="Standard"><text:span text:style-name="T43"><text:tab/><text:tab/><text:tab/></text:span><text:span text:style-name="T39">SI</text:span><text:span text:style-name="T43"> fournitures[j][‘Ratio’] &lt; <text:tab/><text:tab/><text:tab/><text:tab/> <text:s text:c="38"/><text:tab/>fournitures[indice_du_mini][‘Ratio’] :</text:span></text:p>
      <text:p text:style-name="P54"><text:tab/><text:tab/><text:tab/><text:tab/>indice_du_mini ← j<text:tab/></text:p>
      <text:p text:style-name="P50"><text:tab/><text:tab/><text:tab/>FIN SI</text:p>
      <text:p text:style-name="P56"><text:tab/><text:tab/><text:tab/>échanger fournitures[i] et fournitures[indice_du_mini]</text:p>
      <text:p text:style-name="P50"><text:tab/><text:tab/>FIN POUR</text:p>
      <text:p text:style-name="P45"><text:span text:style-name="T39"><text:tab/>FIN POUR<text:tab/></text:span><text:span text:style-name="T43"><text:tab/><text:tab/></text:span></text:p>
      <text:p text:style-name="P55"><text:tab/></text:p>
      <text:p text:style-name="P55"/>
      <text:p text:style-name="Standard"><text:span text:style-name="T43"><text:tab/></text:span><text:span text:style-name="T44">max_ratio ← -1</text:span></text:p>
      <text:p text:style-name="P57"><text:tab/>poids ← poids_max</text:p>
      <text:p text:style-name="P47"><text:span text:style-name="T42"><text:tab/></text:span><text:span text:style-name="T38">POUR</text:span><text:span text:style-name="T42"> elt </text:span><text:span text:style-name="T38">DANS</text:span><text:span text:style-name="T42"> fournitures inversée :</text:span></text:p>
      <text:p text:style-name="P57"><text:tab/><text:tab/>mana ← 0</text:p>
      <text:p text:style-name="P47"><text:span text:style-name="T42"><text:tab/><text:tab/></text:span><text:span text:style-name="T38">POUR</text:span><text:span text:style-name="T42"> elt2 </text:span><text:span text:style-name="T38">DANS</text:span><text:span text:style-name="T42"> best_ratio_list :</text:span></text:p>
      <text:p text:style-name="P57"><text:tab/><text:tab/><text:tab/>mana ← mana + elt2[‘Mana’]</text:p>
      <text:p text:style-name="P47"><text:span text:style-name="T42"><text:tab/><text:tab/><text:tab/></text:span><text:span text:style-name="T38">SI</text:span><text:span text:style-name="T42"> elt[‘Poids’] &lt; poids </text:span><text:span text:style-name="T38">ET</text:span><text:span text:style-name="T42"> mana / poids_max &gt; max_ratio :</text:span></text:p>
      <text:p text:style-name="P57"><text:tab/><text:tab/><text:tab/><text:tab/>poids ← <text:s/>poids – elt[‘Poids’]</text:p>
      <text:p text:style-name="P57"><text:tab/><text:tab/><text:tab/><text:tab/>ajouter elt à best_ratio_list</text:p>
      <text:p text:style-name="P57"><text:tab/><text:tab/><text:tab/><text:tab/>max_ratio ← mana / poids_max</text:p>
      <text:p text:style-name="P46"><text:span text:style-name="T47"><text:tab/><text:tab/><text:tab/></text:span><text:span text:style-name="T48">FIN SI</text:span></text:p>
      <text:p text:style-name="P51"><text:tab/><text:tab/>FIN POUR</text:p>
      <text:p text:style-name="P51"/>
      <text:p text:style-name="P51"><text:tab/>FIN POUR</text:p>
      <text:p text:style-name="P51"/>
      <text:p text:style-name="P47"><text:span text:style-name="T40"><text:tab/>RETOURNER</text:span><text:span text:style-name="T45"> best_ratio_list</text:span></text:p>
      <text:p text:style-name="P57"><text:s/></text:p>
      <text:p text:style-name="P58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6M47S</meta:editing-duration>
    <meta:editing-cycles>20</meta:editing-cycles>
    <meta:generator>LibreOffice/7.2.4.1$Windows_X86_64 LibreOffice_project/27d75539669ac387bb498e35313b970b7fe9c4f9</meta:generator>
    <dc:date>2022-01-28T23:45:28.266000000</dc:date>
    <meta:document-statistic meta:table-count="0" meta:image-count="0" meta:object-count="0" meta:page-count="4" meta:paragraph-count="147" meta:word-count="576" meta:character-count="4050" meta:non-whitespace-character-count="3314"/>
  </office:meta>
</office:document-meta>
</file>